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4pt" style:language-asian="zh" style:country-asian="CN" style:font-style-asian="normal" style:font-weight-asian="normal" style:font-name-complex="Lohit Devanagari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svg:stroke-color="#000000" draw:fill-color="#ffffff" draw:textarea-horizontal-align="justify" draw:textarea-vertical-align="top" draw:auto-grow-height="false" fo:min-height="22.049cm" fo:min-width="16.1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1" draw:style-name="gr1" draw:text-style-name="P3" svg:width="16.19cm" svg:height="22.049cm" svg:x="1.669cm" svg:y="-0.984cm"><text:p text:style-name="P2"><text:span text:style-name="T1"><text:s text:c="2"/></text:span><text:span text:style-name="T2">Nome do caso de uso:</text:span><text:span text:style-name="T3"> UC01 – Realizar Inscrição no Curso</text:span></text:p><text:p text:style-name="P2"><text:span text:style-name="T1"><text:s text:c="2"/></text:span><text:span text:style-name="T1">Ator Primário: </text:span><text:span text:style-name="T4">Segurado</text:span></text:p><text:p text:style-name="P2"><text:span text:style-name="T4"><text:s text:c="2"/></text:span><text:span text:style-name="T1">Escopo: </text:span><text:span text:style-name="T4">Seguradora de Imóveis </text:span></text:p><text:p text:style-name="P2"><text:span text:style-name="T4"><text:s text:c="2"/></text:span><text:span text:style-name="T1">Nível:</text:span><text:span text:style-name="T4"> Resumo</text:span></text:p><text:p text:style-name="P2"><text:span text:style-name="T4"><text:s text:c="2"/></text:span><text:span text:style-name="T1">Stakeholders e Interesses:</text:span><text:span text:style-name="T4"> <text:s/></text:span></text:p><text:p text:style-name="P2"><text:span text:style-name="T4"><text:s text:c="5"/></text:span><text:span text:style-name="T4">Segurado – Busca por um serviço para algum tipo de </text:span></text:p><text:p text:style-name="P2"><text:span text:style-name="T4"><text:s text:c="5"/></text:span><text:span text:style-name="T4">serviço da seguradora</text:span></text:p><text:p text:style-name="P2"><text:span text:style-name="T4"><text:s/></text:span><text:span text:style-name="T1"><text:s/></text:span><text:span text:style-name="T1">Pré-condições:</text:span><text:span text:style-name="T4"> </text:span></text:p><text:p text:style-name="P2"><text:span text:style-name="T4"><text:s text:c="5"/></text:span><text:span text:style-name="T4">1. O segurado precisa estar logado</text:span></text:p><text:p text:style-name="P2"><text:span text:style-name="T4"><text:s text:c="5"/></text:span><text:span text:style-name="T4">2. Uma apólice precisa estar vigente</text:span></text:p><text:p text:style-name="P2"><text:span text:style-name="T4"><text:s/></text:span><text:span text:style-name="T1"><text:s/></text:span><text:span text:style-name="T1">Garantia Mínima:</text:span></text:p><text:p text:style-name="P2"><text:span text:style-name="T4"><text:s text:c="5"/></text:span><text:span text:style-name="T4">O segurado saberá valor de seus imoveis a serem segurados</text:span></text:p><text:p text:style-name="P2"><text:span text:style-name="T4"><text:s text:c="2"/></text:span><text:span text:style-name="T1">Garantia de Sucesso:</text:span></text:p><text:p text:style-name="P2"><text:span text:style-name="T4"><text:s text:c="5"/></text:span><text:span text:style-name="T4">A solicitação de serviço será registrada</text:span></text:p><text:p text:style-name="P2"><text:span text:style-name="T4"><text:s text:c="2"/></text:span><text:span text:style-name="T1">Cenário Principal:</text:span></text:p><text:p text:style-name="P2"><text:span text:style-name="T4"><text:s text:c="5"/></text:span><text:span text:style-name="T4">1. O aluno acessa as categorias de curso</text:span></text:p><text:p text:style-name="P2"><text:span text:style-name="T4"><text:s text:c="5"/></text:span><text:span text:style-name="T4">2. O sistema lista categoria de cursos</text:span></text:p><text:p text:style-name="P2"><text:span text:style-name="T4"><text:s text:c="5"/></text:span><text:span text:style-name="T4">3. O aluno seleciona uma categoria de curso</text:span></text:p><text:p text:style-name="P2"><text:span text:style-name="T4"><text:s text:c="5"/></text:span><text:span text:style-name="T4">4. O sistema lista cursos disponíveis <text:s/></text:span></text:p><text:p text:style-name="P2"><text:span text:style-name="T4"><text:s text:c="5"/></text:span><text:span text:style-name="T4">5. O aluno seleciona um curso desejado</text:span></text:p><text:p text:style-name="P2"><text:span text:style-name="T4"><text:s text:c="5"/></text:span><text:span text:style-name="T4">6. O sistema mostra descrição, professores, os componentes </text:span></text:p><text:p text:style-name="P2"><text:span text:style-name="T4"><text:s text:c="5"/></text:span><text:span text:style-name="T4">curriculares e horas do curso.</text:span></text:p><text:p text:style-name="P2"><text:span text:style-name="T4"><text:s text:c="5"/></text:span><text:span text:style-name="T4">7. O aluno seleciona os componentes curriculares desejados</text:span></text:p><text:p text:style-name="P2"><text:span text:style-name="T4"><text:s text:c="5"/></text:span><text:span text:style-name="T4">8. O sistema mostra tempo e assuntos abordados no componente curricular</text:span></text:p><text:p text:style-name="P2"><text:span text:style-name="T4"><text:s text:c="5"/></text:span><text:span text:style-name="T4">9. O aluno confirma a inscrição no componente curricular</text:span></text:p><text:p text:style-name="P2"><text:span text:style-name="T4"><text:s text:c="5"/></text:span><text:span text:style-name="T4">10. O sistema registra inscrição</text:span></text:p><text:p text:style-name="P2"><text:span text:style-name="T3"><text:s text:c="2"/></text:span><text:span text:style-name="T2">Cenário Alternativo I: </text:span><text:span text:style-name="T3">Cancelar solicitação de serviço</text:span></text:p><text:p text:style-name="P2"><text:span text:style-name="T3"><text:s text:c="5"/></text:span><text:span text:style-name="T3">*.A.1 –A qualquer momento pode-se retornar ao desistir da inscrição em </text:span></text:p><text:p text:style-name="P2"><text:span text:style-name="T3"><text:s text:c="5"/></text:span><text:span text:style-name="T3">uma disciplina </text:span></text:p><text:p text:style-name="P2"><text:span text:style-name="T3"><text:s text:c="5"/></text:span><text:span text:style-name="T3">*.A.2 – O sistema cancela inscrição </text:span></text:p><text:p text:style-name="P2"><text:span text:style-name="T4"><text:s text:c="3"/></text:span><text:span text:style-name="T1">Exceções:</text:span></text:p><text:p text:style-name="P2"><text:span text:style-name="T4"><text:s text:c="5"/></text:span><text:span text:style-name="T4">4.A – O aluno procura curso desejado</text:span></text:p><text:p text:style-name="P2"><text:span text:style-name="T4"><text:tab/></text:span><text:span text:style-name="T4">4.A.1 – O sistema não encontra curso.</text:span></text:p><text:p text:style-name="P2"><text:span text:style-name="T4"><text:tab/></text:span><text:span text:style-name="T4">4.A.2 – O sistema emite aviso ao usuário sobre inexistência do curso.</text:span></text:p><text:p text:style-name="P2"><text:span text:style-name="T4"><text:s text:c="4"/></text:span><text:span text:style-name="T4">7.B – O aluno procura componente curricular especifico</text:span><text:span text:style-name="T4"><text:tab/></text:span></text:p><text:p text:style-name="P2"><text:span text:style-name="T4"><text:tab/></text:span><text:span text:style-name="T4">7.B.1 – O sistema não encontra componente curricular especifico</text:span></text:p><text:p text:style-name="P2"><text:span text:style-name="T4"><text:tab/></text:span><text:span text:style-name="T4">7.B.2 – O sistema emite aviso ao usuário sobre inexistência do </text:span></text:p><text:p text:style-name="P2"><text:span text:style-name="T4"><text:s text:c="10"/></text:span><text:span text:style-name="T4">componente curricular.</text:span></text:p><text:p text:style-name="P2"><text:span text:style-name="T4"><text:tab/></text:span></text:p><text:p text:style-name="P2"><text:span text:style-name="T4"><text:s/>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3.2$Windows_X86_64 LibreOffice_project/8f48d515416608e3a835360314dac7e47fd0b821</meta:generator>
    <dc:date>2018-05-26T17:11:44.644000000</dc:date>
    <meta:editing-duration>PT39M38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